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HK" svg:font-family="'Noto Sans CJK HK'" style:font-family-generic="system" style:font-pitch="variable"/>
    <style:font-face style:name="Noto Sans CJK TC" svg:font-family="'Noto Sans CJK TC'" style:font-pitch="variable"/>
    <style:font-face style:name="Noto Sans CJK TC1" svg:font-family="'Noto Sans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35cm" svg:stroke-color="#000000" draw:marker-start-width="0.252cm" draw:marker-end="Arrowheads_20_2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stroke="dash" draw:stroke-dash="Long_20_Dash_20_Dot"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38cm" fo:min-width="3.411cm" fo:padding-top="0.142cm" fo:padding-bottom="0.142cm" fo:padding-left="0.267cm" fo:padding-right="0.267cm" loext:softedge-radius="0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3.966cm" fo:padding-top="0.142cm" fo:padding-bottom="0.142cm" fo:padding-left="0.267cm" fo:padding-right="0.267cm" loext:softedge-radius="0cm"/>
      <style:paragraph-properties style:writing-mode="lr-tb"/>
    </style:style>
    <style:style style:name="gr5" style:family="graphic" style:parent-style-name="objectwithoutfill">
      <style:graphic-properties draw:stroke="dash" draw:stroke-dash="Long_20_Dash" svg:stroke-width="0.035cm" svg:stroke-color="#000000" draw:marker-start="Arrowheads_20_1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="" draw:marker-start-width="0.252cm" draw:marker-end="Arrowheads_20_1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  <style:paragraph-properties style:writing-mode="lr-tb"/>
    </style:style>
    <style:style style:name="gr9" style:family="graphic" style:parent-style-name="objectwithoutfill">
      <style:graphic-properties svg:stroke-width="0.035cm" svg:stroke-color="#000000" draw:marker-start-width="0.252cm" draw:marker-end="Arrowheads_20_1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18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3.351cm" fo:padding-top="0.142cm" fo:padding-bottom="0.142cm" fo:padding-left="0.267cm" fo:padding-right="0.267cm" loext:softedge-radius="0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3.2cm" fo:padding-top="0.142cm" fo:padding-bottom="0.142cm" fo:padding-left="0.267cm" fo:padding-right="0.267cm" loext:softedge-radius="0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31cm"/>
      <style:paragraph-properties style:writing-mode="lr-tb"/>
    </style:style>
    <style:style style:name="gr14" style:family="graphic" style:parent-style-name="objectwithoutfill">
      <style:graphic-properties svg:stroke-width="0.035cm" svg:stroke-color="#000000" draw:marker-start="Arrowheads_20_1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017cm"/>
      <style:paragraph-properties style:writing-mode="lr-tb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Linux Biolinum O" fo:font-size="24pt"/>
    </style:style>
    <style:style style:name="P3" style:family="paragraph">
      <style:paragraph-properties fo:text-align="center" style:writing-mode="lr-tb"/>
      <style:text-properties style:font-name="Linux Biolinum O" fo:font-size="24pt"/>
    </style:style>
    <style:style style:name="P4" style:family="paragraph">
      <loext:graphic-properties draw:fill-color="#ffffff"/>
      <style:paragraph-properties fo:text-align="center" style:writing-mode="lr-tb"/>
      <style:text-properties style:font-name="Linux Biolinum O" fo:font-size="24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Linux Biolinum O" fo:font-size="24pt"/>
    </style:style>
    <style:style style:name="P7" style:family="paragraph">
      <loext:graphic-properties draw:fill="none" draw:fill-color="#ffffff"/>
      <style:paragraph-properties style:writing-mode="lr-tb"/>
      <style:text-properties style:font-name="Linux Biolinum O" fo:font-size="24pt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Linux Biolinum O" fo:font-size="24pt" fo:font-style="normal" style:font-name-asian="Linux Biolinum O" style:font-size-asian="18pt" style:font-style-asian="normal" style:font-size-complex="18pt" style:font-style-complex="normal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ff0000" loext:opacity="100%" style:font-name="Linux Biolinum O" fo:font-size="24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0000" loext:opacity="100%" style:font-name="Linux Biolinum O" fo:font-size="2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inux Biolinum O" fo:font-size="24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 style:writing-mode="lr-tb"/>
      <style:text-properties style:font-name="Linux Biolinum O" fo:font-size="24pt"/>
    </style:style>
    <style:style style:name="P15" style:family="paragraph">
      <loext:graphic-properties draw:fill="none" draw:fill-color="#ffffff"/>
      <style:paragraph-properties fo:text-align="start" style:writing-mode="lr-tb"/>
      <style:text-properties fo:color="#ff0000" loext:opacity="100%" style:font-name="Linux Biolinum O" fo:font-size="24pt"/>
    </style:style>
    <style:style style:name="P16" style:family="paragraph">
      <loext:graphic-properties draw:fill-color="#ffffff"/>
      <style:paragraph-properties style:writing-mode="lr-tb"/>
    </style:style>
    <style:style style:name="T1" style:family="text">
      <style:text-properties style:font-name="Linux Biolinum O" fo:font-size="24pt"/>
    </style:style>
    <style:style style:name="T2" style:family="text">
      <style:text-properties fo:color="#0000ff" loext:opacity="100%" style:font-name="Linux Biolinum O" fo:font-size="24pt"/>
    </style:style>
    <style:style style:name="T3" style:family="text">
      <style:text-properties fo:font-variant="normal" fo:text-transform="none" fo:color="#0000ff" loext:opacity="100%" style:text-outline="false" style:text-line-through-style="none" style:text-line-through-type="none" style:font-name="Linux Biolinum O" fo:font-size="24pt" fo:font-style="normal" fo:text-shadow="none" style:text-underline-style="none" fo:font-weight="normal" style:letter-kerning="true" style:font-name-asian="Linux Biolinum O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nux Biolinum O" fo:font-size="24pt" fo:font-style="normal" fo:text-shadow="none" style:text-underline-style="none" fo:font-weight="normal" style:letter-kerning="true" style:font-name-asian="Linux Biolinum O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nux Biolinum O" fo:font-size="24pt" fo:font-style="italic" fo:text-shadow="none" style:text-underline-style="none" fo:font-weight="normal" style:letter-kerning="true" style:font-name-asian="Linux Biolinum O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nux Biolinum O" fo:font-size="24pt" fo:font-style="normal" style:font-name-asian="Linux Biolinum O" style:font-size-asian="18pt" style:font-style-asian="normal" style:font-size-complex="18pt" style:font-style-complex="normal"/>
    </style:style>
    <style:style style:name="T7" style:family="text">
      <style:text-properties style:font-name="Linux Biolinum O" fo:font-size="24pt" fo:font-style="italic" style:font-name-asian="Linux Biolinum O" style:font-size-asian="18pt" style:font-style-asian="italic" style:font-size-complex="18pt" style:font-style-complex="italic"/>
    </style:style>
    <style:style style:name="T8" style:family="text">
      <style:text-properties fo:color="#ff0000" loext:opacity="100%" style:font-name="Linux Biolinum O" fo:font-size="24pt"/>
    </style:style>
    <style:style style:name="T9" style:family="text">
      <style:text-properties style:use-window-font-color="true" loext:opacity="0%" style:font-name="Linux Biolinum O"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8.5cm" svg:y1="5.498cm" svg:x2="8.5cm" svg:y2="9.298cm">
          <text:p/>
        </draw:line>
        <draw:line draw:style-name="gr2" draw:text-style-name="P2" draw:layer="layout" svg:x1="0cm" svg:y1="3.731cm" svg:x2="28cm" svg:y2="3.731cm">
          <text:p/>
        </draw:line>
        <draw:line draw:style-name="gr2" draw:text-style-name="P2" draw:layer="layout" svg:x1="13.689cm" svg:y1="3.731cm" svg:x2="13.689cm" svg:y2="10.5cm">
          <text:p/>
        </draw:line>
        <draw:custom-shape draw:style-name="gr3" draw:text-style-name="P4" draw:layer="layout" svg:width="3.945cm" svg:height="1.022cm" draw:transform="skewX (-0.00593411945678072) rotate (-0.00575958653158117) translate (16.5cm 4.498cm)">
          <text:p text:style-name="P3"><text:span text:style-name="T1">genDat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4.5cm" svg:height="1cm" svg:x="18.725cm" svg:y="9.298cm">
          <text:p text:style-name="P3"><text:span text:style-name="T1">defineFo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10.385cm" svg:y1="4.999cm" svg:x2="16.5cm" svg:y2="4.999cm">
          <text:p/>
        </draw:line>
        <draw:frame draw:style-name="gr6" draw:text-style-name="P6" draw:layer="layout" svg:width="6cm" svg:height="1.216cm" svg:x="10.37cm" svg:y="4.782cm">
          <draw:text-box>
            <text:p text:style-name="P5"><text:span text:style-name="T2">LamD</text:span><text:span text:style-name="T1"> : DataD</text:span></text:p>
          </draw:text-box>
        </draw:frame>
        <draw:line draw:style-name="gr7" draw:text-style-name="P2" draw:layer="layout" svg:x1="10.378cm" svg:y1="9.799cm" svg:x2="18.725cm" svg:y2="9.799cm">
          <text:p/>
        </draw:line>
        <draw:frame draw:style-name="gr6" draw:text-style-name="P7" draw:layer="layout" svg:width="6.678cm" svg:height="1.216cm" svg:x="11.34cm" svg:y="8.798cm">
          <draw:text-box>
            <text:p><text:span text:style-name="T2">LamRenP</text:span><text:span text:style-name="T1"> : FoldP</text:span></text:p>
          </draw:text-box>
        </draw:frame>
        <draw:frame draw:style-name="gr8" draw:text-style-name="P8" draw:layer="layout" svg:width="14cm" svg:height="2.181cm" svg:x="14cm" svg:y="0.498cm">
          <draw:text-box>
            <text:p text:style-name="P5"><text:span text:style-name="T3">rename</text:span><text:span text:style-name="T4"> : (∀ {</text:span><text:span text:style-name="T5">σ</text:span><text:span text:style-name="T4">} → Var </text:span><text:span text:style-name="T5">σ</text:span><text:span text:style-name="T4"> </text:span><text:span text:style-name="T5">Γ</text:span><text:span text:style-name="T4"> → Var </text:span><text:span text:style-name="T5">σ</text:span><text:span text:style-name="T4"> </text:span><text:span text:style-name="T5">Δ</text:span><text:span text:style-name="T4">) </text:span></text:p>
            <text:p text:style-name="P5"><text:span text:style-name="T6">→ </text:span><text:span text:style-name="T6">Lam </text:span><text:span text:style-name="T7">τ</text:span><text:span text:style-name="T6"> </text:span><text:span text:style-name="T7">Γ</text:span><text:span text:style-name="T6"> → Lam </text:span><text:span text:style-name="T7">τ</text:span><text:span text:style-name="T6"> </text:span><text:span text:style-name="T7">Δ</text:span></text:p>
          </draw:text-box>
        </draw:frame>
        <draw:line draw:style-name="gr9" draw:text-style-name="P2" draw:layer="layout" svg:x1="13cm" svg:y1="1.714cm" svg:x2="18.5cm" svg:y2="4.498cm">
          <text:p/>
        </draw:line>
        <draw:line draw:style-name="gr5" draw:text-style-name="P2" draw:layer="layout" svg:x1="21cm" svg:y1="2.679cm" svg:x2="21cm" svg:y2="9.298cm">
          <text:p/>
        </draw:line>
        <draw:frame draw:style-name="gr6" draw:text-style-name="P9" draw:layer="layout" svg:width="2.5cm" svg:height="1.216cm" svg:x="0cm" svg:y="0cm">
          <draw:text-box>
            <text:p text:style-name="P5"><text:span text:style-name="T8">User</text:span></text:p>
          </draw:text-box>
        </draw:frame>
        <draw:frame draw:style-name="gr10" draw:text-style-name="P10" draw:layer="layout" svg:width="6cm" svg:height="1.268cm" svg:x="22cm" svg:y="3.73cm">
          <draw:text-box>
            <text:p text:style-name="P5"><text:span text:style-name="T8">Metaprograms</text:span></text:p>
          </draw:text-box>
        </draw:frame>
        <draw:custom-shape draw:style-name="gr11" draw:text-style-name="P4" draw:layer="layout" svg:width="3.885cm" svg:height="1cm" svg:x="6.5cm" svg:y="4.482cm">
          <text:p text:style-name="P3"><text:span text:style-name="T1">Renam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3.734cm" svg:height="1cm" svg:x="6.644cm" svg:y="9.298cm">
          <text:p text:style-name="P3"><text:span text:style-name="T1">Se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draw:layer="layout" svg:width="13.711cm" svg:height="2.181cm" svg:x="1.86cm" svg:y="6.317cm">
          <draw:text-box>
            <text:p text:style-name="P11"><text:span text:style-name="T2">LamRen</text:span><text:span text:style-name="T1"> :</text:span></text:p>
            <text:p text:style-name="P11"><text:span text:style-name="T1">Semantics </text:span><text:span text:style-name="T9">LamD</text:span><text:span text:style-name="T1"> </text:span><text:span text:style-name="T9">LamSyn</text:span><text:span text:style-name="T1"> Var </text:span><text:span text:style-name="T9">Lam</text:span></text:p>
          </draw:text-box>
        </draw:frame>
        <draw:line draw:style-name="gr14" draw:text-style-name="P2" draw:layer="layout" svg:x1="8.5cm" svg:y1="4.498cm" svg:x2="8.5cm" svg:y2="3.018cm">
          <text:p/>
        </draw:line>
        <draw:frame draw:style-name="gr15" draw:text-style-name="P14" draw:layer="layout" svg:width="10cm" svg:height="1.236cm" svg:x="2.5cm" svg:y="1.782cm">
          <draw:text-box>
            <text:p text:style-name="P13"><text:span text:style-name="T2">LamSyn</text:span><text:span text:style-name="T1"> : Syntax </text:span><text:span text:style-name="T9">LamD</text:span></text:p>
          </draw:text-box>
        </draw:frame>
        <draw:frame draw:style-name="gr6" draw:text-style-name="P14" draw:layer="layout" svg:width="11.389cm" svg:height="1.216cm" svg:x="2.5cm" svg:y="0.498cm">
          <draw:text-box>
            <text:p text:style-name="P13"><text:span text:style-name="T2">Lam</text:span><text:span text:style-name="T1"> : Type → List Type → Set</text:span></text:p>
          </draw:text-box>
        </draw:frame>
        <draw:frame draw:style-name="gr16" draw:text-style-name="P15" draw:layer="layout" svg:width="5.978cm" svg:height="2.267cm" svg:x="0.022cm" svg:y="3.731cm">
          <draw:text-box>
            <text:p text:style-name="P13"><text:span text:style-name="T8">Allais et al.’s library (ported)</text:span></text:p>
          </draw:text-box>
        </draw:fram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HK" svg:font-family="'Noto Sans CJK HK'" style:font-family-generic="system" style:font-pitch="variable"/>
    <style:font-face style:name="Noto Sans CJK TC" svg:font-family="'Noto Sans CJK TC'" style:font-pitch="variable"/>
    <style:font-face style:name="Noto Sans CJK TC1" svg:font-family="'Noto Sans CJK T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20 13" svg:d="M0 13l10-13 10 13z"/>
    <draw:stroke-dash draw:name="Long_20_Dash" draw:display-name="Long Dash" draw:style="rect" draw:dots1="1" draw:dots1-length="600%" draw:distance="300%"/>
    <draw:stroke-dash draw:name="Long_20_Dash_20_Dot" draw:display-name="Long Dash Dot" draw:style="rect" draw:dots1="1" draw:dots1-length="6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ans CJK HK" style:font-size-asian="24pt" style:language-asian="zh" style:country-asian="TW" style:font-name-complex="Noto Sans CJK H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1" style:font-family-asian="'Noto Sans CJK T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2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.2000007629395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58cm" fo:margin-bottom="0cm" fo:text-indent="0cm"/>
      <style:text-properties fo:font-size="18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93cm" fo:margin-bottom="0cm" fo:text-indent="0cm"/>
      <style:text-properties fo:font-size="15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25cm" fo:margin-bottom="0cm" fo:text-indent="0cm"/>
      <style:text-properties fo:font-size="13.300000190734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cm" fo:margin-bottom="0cm" fo:text-indent="0cm"/>
      <style:text-properties fo:font-size="13.300000190734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cm" fo:margin-bottom="0cm" fo:text-indent="0cm"/>
      <style:text-properties fo:font-size="13.300000190734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cm" fo:margin-bottom="0cm" fo:text-indent="0cm"/>
      <style:text-properties fo:font-size="13.300000190734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cm" fo:margin-bottom="0cm" fo:text-indent="0cm"/>
      <style:text-properties fo:font-size="13.300000190734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cm" fo:margin-bottom="0cm" fo:text-indent="0cm"/>
      <style:text-properties fo:font-size="13.300000190734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2999992370605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0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3.534cm" svg:x="1cm" svg:y="4.505cm"/>
      <draw:page-thumbnail draw:layer="backgroundobjects" svg:width="8.999cm" svg:height="3.534cm" svg:x="1cm" svg:y="13.081cm"/>
      <draw:page-thumbnail draw:layer="backgroundobjects" svg:width="8.999cm" svg:height="3.534cm" svg:x="1cm" svg:y="21.657cm"/>
      <draw:page-thumbnail draw:layer="backgroundobjects" svg:width="8.999cm" svg:height="3.534cm" svg:x="11cm" svg:y="4.505cm"/>
      <draw:page-thumbnail draw:layer="backgroundobjects" svg:width="8.999cm" svg:height="3.534cm" svg:x="11cm" svg:y="13.081cm"/>
      <draw:page-thumbnail draw:layer="backgroundobjects" svg:width="8.999cm" svg:height="3.534cm" svg:x="11cm" svg:y="21.657cm"/>
    </style:handout-master>
    <style:master-page style:name="Default" style:page-layout-name="PM1" draw:style-name="Mdp1">
      <draw:frame presentation:style-name="Default-title" draw:layer="backgroundobjects" svg:width="25.199cm" svg:height="1.752cm" svg:x="1.4cm" svg:y="0.412cm" presentation:class="title" presentation:placeholder="true">
        <draw:text-box/>
      </draw:frame>
      <draw:frame presentation:style-name="Default-outline1" draw:layer="backgroundobjects" svg:width="25.199cm" svg:height="6.089cm" svg:x="1.4cm" svg:y="2.45cm" presentation:class="outline" presentation:placeholder="true">
        <draw:text-box/>
      </draw:frame>
      <draw:frame presentation:style-name="Mpr1" draw:text-style-name="MP2" draw:layer="backgroundobjects" svg:width="6.523cm" svg:height="0.723cm" svg:x="1.4cm" svg:y="9.5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0.723cm" svg:x="9.576cm" svg:y="9.5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0.723cm" svg:x="20.076cm" svg:y="9.56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5-22T16:12:43.444555754</meta:creation-date>
    <dc:date>2022-06-08T14:21:21.533392157</dc:date>
    <meta:editing-duration>PT5H5M26S</meta:editing-duration>
    <meta:editing-cycles>37</meta:editing-cycles>
    <meta:generator>LibreOffice/7.2.7.2$MacOSX_X86_64 LibreOffice_project/8d71d29d553c0f7dcbfa38fbfda25ee34cce99a2</meta:generator>
    <meta:document-statistic meta:object-count="44"/>
  </office:meta>
</office:document-meta>
</file>